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ransaction.Tes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Transaction.setFlaggedForRollback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.isAc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Transaction.flagFo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.isFlaggedFor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.requireCurrent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ransaction.flagFor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